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309c3" officeooo:paragraph-rsid="000309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tdehvvhjjvugj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2T17:57:06.246000000</dc:date>
    <meta:editing-duration>PT43S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  <meta:generator>Nice_File_Viewer/6.1.3.2$Windows_x86 LibreOffice_project/</meta:generator>
  </office:meta>
</office:document-meta>
</file>